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Notes associated with CalWs-SOAP</text:h>
      <text:p text:style-name="Text_20_body">These are mostly reminders for later versions with more features - in particular scheduling.</text:p>
      <text:h text:style-name="Heading_20_2" text:outline-level="2">Scheduling issues</text:h>
      <text:h text:style-name="Heading_20_3" text:outline-level="3">Server v Client</text:h>
      <text:p text:style-name="Text_20_body">CalDAV offers a way to indicate that implicit scheduling should NOT take place as the client will handle it. An equivalent is required for CalWs with the same semantics.</text:p>
      <text:h text:style-name="Heading_20_2" text:outline-level="2">Updating attendees</text:h>
      <text:p text:style-name="Text_20_body">Changes to attendees are bound by the iTip style rules. Generally for an attendee the only allowable change is to update partstat (other params may be changeable) of their own entry.</text:p>
      <text:p text:style-name="Text_20_body">For an organizer, adding and removing attendees is fine. Changing partstat probably not (check). Require that there be an organizer entry before attendees may be changed - do we add one implicitly if an attendee is add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ke Douglass</meta:initial-creator>
    <meta:creation-date>2011-09-26T09:32:03</meta:creation-date>
    <dc:date>2011-09-26T09:40:25</dc:date>
    <dc:creator>Mike Douglass</dc:creator>
    <meta:editing-duration>PT8M23S</meta:editing-duration>
    <meta:editing-cycles>4</meta:editing-cycles>
    <meta:generator>LibreOffice/3.3$Unix LibreOffice_project/330m19$Build-301</meta:generator>
    <meta:document-statistic meta:table-count="0" meta:image-count="0" meta:object-count="0" meta:page-count="1" meta:paragraph-count="8" meta:word-count="122" meta:character-count="747"/>
  </office:meta>
</office:document-meta>
</file>